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view af Sandwich Shop projekt rapport 1</text:p>
      <text:p text:style-name="P1"/>
      <text:p text:style-name="P2"/>
      <text:p text:style-name="P2">Introduction:</text:p>
      <text:p text:style-name="P3"/>
      <text:p text:style-name="P3">Gruppens introduktion er en smule for omfattende og indholder ting som kunne været skrevet andre steder. Der kommes ind på møde holdt med kunden, samt drøftede krav for det færdige produkt. Dette skulle nok være flyttet ind senere i rapporten. </text:p>
      <text:p text:style-name="P3"/>
      <text:p text:style-name="P3">Beskrivelsen af kundens virksomhed er fin, men en kort beskrivelse af det ønskede produkt ville hjælpe. </text:p>
      <text:p text:style-name="P3"/>
      <text:p text:style-name="P2">Projekt Aggrement:</text:p>
      <text:p text:style-name="P3"/>
      <text:p text:style-name="P3">Gruppen præsentere et meget klart billed af det ønskede produkt og har deadlines klart aftalt med kunden. Diverse funktionaliteter er også blevet klart opstillet efter deres prioritet. Gruppen har også en klar tidsplan lagt for de tre iterationer af projektet, og hver del virker fornuftig og overkommelig.</text:p>
      <text:p text:style-name="P3"/>
      <text:p text:style-name="P3">Beskrivelsen af aftalen med kunden er fin, men en hurtig gennemgang af hvilke drøftelser de har gjort, sammen med kunden, kunne måske hjælpe.</text:p>
      <text:p text:style-name="P3"/>
      <text:p text:style-name="P2">Application Domain:</text:p>
      <text:p text:style-name="P3"/>
      <text:p text:style-name="P3">Gruppen viser et fint billed af hvordan produktet skal kunne bruges af kunden såvel som kundens kunder. Desuden er produktets funktionalitet og interface meget fint eksemplificeret ved hjælp af use-cases.</text:p>
      <text:p text:style-name="P2"/>
      <text:p text:style-name="P3">Beskrivelsen af produktet er god, dog kunne en tilføjelse måske være hvilke ting gruppen eller kunden ellers havde overvejet.</text:p>
      <text:p text:style-name="P3"/>
      <text:p text:style-name="P2">Requirements and Risks:</text:p>
      <text:p text:style-name="P3"/>
      <text:p text:style-name="P3">Gruppen har fint beskrevet kravene til produktet. Desuden viser de en klar forståelse af hvad der kan udgøre risiko produktet, og kommer mulig løsningsforslag.</text:p>
      <text:p text:style-name="P3"/>
      <text:p text:style-name="P3">Krav og risici er fint beskrevet.</text:p>
      <text:p text:style-name="P3"/>
      <text:p text:style-name="P2">Mangler:</text:p>
      <text:p text:style-name="P3"/>
      <text:p text:style-name="P3">Projektet mangler at blive brudt ned i nogen grundlæggende bestand-dele som kan bearbejdes af hvert gruppe medlem.</text:p>
      <text:p text:style-name="P3"/>
      <text:p text:style-name="P3">Gruppen mangler at klargøre deres individuelle styrker og svagheder indenfor de områder som projektet kræver.</text:p>
      <text:p text:style-name="P3"/>
      <text:p text:style-name="P3">Dertil mangler gruppen at fordele de grundlæggende bestand-dele mellem hvert medlem af gruppen.</text:p>
      <text:p text:style-name="P3"/>
      <text:p text:style-name="P3">Derudover mangler der en arbejdsplan for gruppens individuelle arbejds-fordeling og for gruppens møder, samt gruppe-arbejd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H56M50S</meta:editing-duration>
    <meta:editing-cycles>4</meta:editing-cycles>
    <meta:generator>OpenOffice/4.0.0$Win32 OpenOffice.org_project/400m3$Build-9702</meta:generator>
    <dc:date>2014-04-10T16:19:24.63</dc:date>
    <dc:creator>Rune Franch </dc:creator>
    <meta:document-statistic meta:table-count="0" meta:image-count="0" meta:object-count="0" meta:page-count="1" meta:paragraph-count="18" meta:word-count="281" meta:character-count="1880"/>
    <meta:user-defined meta:name="Info 1"/>
    <meta:user-defined meta:name="Info 2"/>
    <meta:user-defined meta:name="Info 3"/>
    <meta:user-defined meta:name="Info 4"/>
  </office:meta>
</office:document-meta>
</file>